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7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4.685cm" fo:break-before="auto" style:use-optimal-row-height="true"/>
    </style:style>
    <style:style style:name="ro9" style:family="table-row">
      <style:table-row-properties style:row-height="2.342cm" fo:break-before="auto" style:use-optimal-row-height="true"/>
    </style:style>
    <style:style style:name="ro10" style:family="table-row">
      <style:table-row-properties style:row-height="2.395cm" fo:break-before="auto" style:use-optimal-row-height="true"/>
    </style:style>
    <style:style style:name="ro11" style:family="table-row">
      <style:table-row-properties style:row-height="5.581cm" fo:break-before="auto" style:use-optimal-row-height="true"/>
    </style:style>
    <style:style style:name="ro12" style:family="table-row">
      <style:table-row-properties style:row-height="3.106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7.687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3.87cm" fo:break-before="auto" style:use-optimal-row-height="true"/>
    </style:style>
    <style:style style:name="ro19" style:family="table-row">
      <style:table-row-properties style:row-height="4.632cm" fo:break-before="auto" style:use-optimal-row-height="true"/>
    </style:style>
    <style:style style:name="ro20" style:family="table-row">
      <style:table-row-properties style:row-height="4.658cm" fo:break-before="auto" style:use-optimal-row-height="true"/>
    </style:style>
    <style:style style:name="ro21" style:family="table-row">
      <style:table-row-properties style:row-height="5.502cm" fo:break-before="auto" style:use-optimal-row-height="true"/>
    </style:style>
    <style:style style:name="ro22" style:family="table-row">
      <style:table-row-properties style:row-height="3.184cm" fo:break-before="auto" style:use-optimal-row-height="true"/>
    </style:style>
    <style:style style:name="ro23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4.24cm" fo:break-before="auto" style:use-optimal-row-height="fals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6.265cm" fo:break-before="auto" style:use-optimal-row-height="true"/>
    </style:style>
    <style:style style:name="ro27" style:family="table-row">
      <style:table-row-properties style:row-height="5.396cm" fo:break-before="auto" style:use-optimal-row-height="true"/>
    </style:style>
    <style:style style:name="ro28" style:family="table-row">
      <style:table-row-properties style:row-height="3.948cm" fo:break-before="auto" style:use-optimal-row-height="true"/>
    </style:style>
    <style:style style:name="ro29" style:family="table-row">
      <style:table-row-properties style:row-height="3.217cm" fo:break-before="auto" style:use-optimal-row-height="false"/>
    </style:style>
    <style:style style:name="ro30" style:family="table-row">
      <style:table-row-properties style:row-height="3.133cm" fo:break-before="auto" style:use-optimal-row-height="true"/>
    </style:style>
    <style:style style:name="ro31" style:family="table-row">
      <style:table-row-properties style:row-height="6.923cm" fo:break-before="auto" style:use-optimal-row-height="true"/>
    </style:style>
    <style:style style:name="ro32" style:family="table-row">
      <style:table-row-properties style:row-height="4.796cm" fo:break-before="auto" style:use-optimal-row-height="true"/>
    </style:style>
    <style:style style:name="ro33" style:family="table-row">
      <style:table-row-properties style:row-height="6.16cm" fo:break-before="auto" style:use-optimal-row-height="true"/>
    </style:style>
    <style:style style:name="ro34" style:family="table-row">
      <style:table-row-properties style:row-height="2.427cm" fo:break-before="auto" style:use-optimal-row-height="true"/>
    </style:style>
    <style:style style:name="ro35" style:family="table-row">
      <style:table-row-properties style:row-height="3.217cm" fo:break-before="auto" style:use-optimal-row-height="true"/>
    </style:style>
    <style:style style:name="ro36" style:family="table-row">
      <style:table-row-properties style:row-height="1.637cm" fo:break-before="auto" style:use-optimal-row-height="true"/>
    </style:style>
    <style:style style:name="ro37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0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1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Tahoma" style:font-name-asian="Arial" style:font-name-complex="Tahoma"/>
    </style:style>
    <style:style style:name="T2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3-16T10:07:56.21">
            <text:p>0316 <text:s/>1007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16T10:07:56.21">
            <text:p>0316 <text:s/>1007</text:p>
          </table:table-cell>
          <table:table-cell table:style-name="ce8" table:formula="of:=NOW()" office:value-type="date" office:date-value="2022-03-16T10:07:56.21">
            <text:p>0316 <text:s/>1007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16T10:07:56.21">
            <text:p>0316 <text:s/>1007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16T10:07:56.21">
            <text:p>0316 <text:s/>1007</text:p>
          </table:table-cell>
          <table:table-cell table:style-name="ce8" table:formula="of:=NOW()" office:value-type="date" office:date-value="2022-03-16T10:07:56.21">
            <text:p>0316 <text:s/>1007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46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7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29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0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1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3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2">C:\WORKS_2\WS\WS_Others.JVEMV6\JVEMV6\37_miscs\9_prog_lang\data\jinkotosetai_r4_2</text:span><text:span text:style-name="T2">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2"><text:a xlink:href="https://www.mlit.go.jp/statistics/details/t-jutaku-2_tk_000002.html">https://www.mlit.go.jp/statistics/details/t-jutaku-2_tk_000002.html</text:a></text:span></text:p>
            <text:p><text:span text:style-name="T2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<text:a xlink:href="https://www.city.kawasaki.jp/230/page/0000125926.html">https://www.city.kawasaki.jp/230/page/0000125926.html</text:a> </text:p>
            <text:p>/ :d-2 <text:a xlink:href="https://www.city.kawasaki.jp/230/cmsfiles/contents/0000125/125926/21bunkatuban1.pdf">https://www.city.kawasaki.jp/230/cmsfiles/contents/0000125/125926/21bunkatuban1.pdf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Kiedy zbliżałem się do ściany karmienia, ona zeszła i </text:span><text:span text:style-name="T1">zaczęła <text:s/>pobiegać do mnie. (2) Mike. &lt;1&gt; Najpierw na ścianie. &lt;2&gt; </text:span><text:span text:style-name="T1">Chwyciłem ją. &lt;3&gt; Ona robi krzyczący głos. &lt;4&gt; Na ziemię, ona kaczki. A </text:span><text:span text:style-name="T1">potem pobiegł na ulicy. &lt;5&gt; później, poszedłem na zachodnej działce. </text:span><text:span text:style-name="T1">Ona wewnątrz ogrodzenia. &lt;6&gt; Powiedziałem jej, `Chodź`. &lt;7&gt; Z </text:span><text:span text:style-name="T1">powrotem w parku, Mike nie przychodzi do ściany. Pozostaje wewnątrz </text:span><text:span text:style-name="T1">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Na śnianie w pobliżu schodów. &lt;2&gt; bardziej dokładnie, </text:span><text:span text:style-name="T1">prawie na środku między ogrorzeniem wystającym i schodami. (2) Mike. </text:span><text:span text:style-name="T1">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2">
            <text:p>2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3">
            <text:p>3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2">
            <text:p>2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6">
            <text:p>6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2">
            <text:p>2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6">
            <text:p>6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16T10:07:48.45">
            <text:p>0316 <text:s/>1007</text:p>
          </table:table-cell>
          <table:table-cell table:style-name="ce8" table:formula="of:=NOW()" office:value-type="date" office:date-value="2022-03-16T10:07:56.9">
            <text:p>0316 <text:s/>1007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16T10:07:56.9">
            <text:p>0316 <text:s/>1007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16T10:07:48.45">
            <text:p>0316 <text:s/>1007</text:p>
          </table:table-cell>
          <table:table-cell table:style-name="ce8" table:formula="of:=NOW()" office:value-type="date" office:date-value="2022-03-16T10:07:48.45">
            <text:p>0316 <text:s/>1007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 table:number-rows-repeated="2">
          <table:table-cell table:number-columns-repeated="12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12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37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7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373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6">2022/03/16</text:date>, <text:time>10:07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16T10:07:55.58</dc:date>
    <dc:creator>iwabuchi ken</dc:creator>
    <meta:editing-duration>P15DT12H21M10S</meta:editing-duration>
    <meta:editing-cycles>2156</meta:editing-cycles>
    <meta:generator>OpenOffice/4.1.3$Win32 OpenOffice.org_project/413m1$Build-9783</meta:generator>
    <meta:document-statistic meta:table-count="2" meta:cell-count="912" meta:object-count="0"/>
  </office:meta>
</office:document-meta>
</file>